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2.8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2.135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128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128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7cm" fo:min-width="2.645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1.6cm" svg:x="0cm" svg:y="-2.2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2" draw:id="id2" draw:layer="layout" svg:width="1.5cm" svg:height="1.5cm" svg:x="11.85cm" svg:y="9.718cm">
            <text:p text:style-name="P2"><text:span text:style-name="T2">D 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5cm" svg:height="1.5cm" svg:x="13.35cm" svg:y="9.718cm">
            <text:p text:style-name="P2"><text:span text:style-name="T2">C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5cm" svg:height="1.5cm" svg:x="14.85cm" svg:y="9.718cm">
            <text:p text:style-name="P2"><text:span text:style-name="T2">B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xml:id="id1" draw:id="id1" draw:layer="layout" svg:width="1.796cm" svg:height="0.824cm" svg:x="9.807cm" svg:y="8.125cm">
            <text:p text:style-name="P2"><text:span text:style-name="T2">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draw:type="curve" svg:x1="10.705cm" svg:y1="8.949cm" svg:x2="11.85cm" svg:y2="10.468cm" draw:start-shape="id1" draw:start-glue-point="2" draw:end-shape="id2" draw:end-glue-point="3" svg:d="M10705 8949c0 1013 381 1519 1145 1519" svg:viewBox="0 0 1146 1520">
            <text:p/>
          </draw:connector>
          <draw:custom-shape draw:style-name="gr7" draw:text-style-name="P3" xml:id="id4" draw:id="id4" draw:layer="layout" svg:width="1.5cm" svg:height="1.5cm" svg:x="16.35cm" svg:y="9.718cm">
            <text:p text:style-name="P2"><text:span text:style-name="T2">A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3" xml:id="id3" draw:id="id3" draw:layer="layout" svg:width="1.796cm" svg:height="0.824cm" svg:x="18.097cm" svg:y="8.125cm">
            <text:p text:style-name="P2"><text:span text:style-name="T2">fro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4" draw:layer="layout" draw:type="curve" svg:x1="18.995cm" svg:y1="8.949cm" svg:x2="17.85cm" svg:y2="10.468cm" draw:start-shape="id3" draw:start-glue-point="2" draw:end-shape="id4" draw:end-glue-point="1" svg:d="M18995 8949c0 1013-381 1519-1145 1519" svg:viewBox="0 0 1146 1520">
            <text:p/>
          </draw:connector>
        </draw:g>
      </draw:page>
      <draw:page draw:name="page2" draw:style-name="dp1" draw:master-page-name="Default">
        <draw:g>
          <draw:g>
            <draw:custom-shape draw:style-name="gr9" draw:text-style-name="P3" xml:id="id6" draw:id="id6" draw:layer="layout" svg:width="1.5cm" svg:height="1.5cm" svg:x="15.015cm" svg:y="9.054cm">
              <text:p text:style-name="P2"><text:span text:style-name="T2">D 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1.5cm" svg:height="1.5cm" svg:x="16.515cm" svg:y="9.054cm">
              <text:p text:style-name="P2"><text:span text:style-name="T2">C 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1.5cm" svg:height="1.5cm" svg:x="18.015cm" svg:y="9.054cm">
              <text:p text:style-name="P2"><text:span text:style-name="T2">A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2.675cm" svg:height="0.824cm" svg:x="11.172cm" svg:y="9.804cm">
              <text:p text:style-name="P2"><text:span text:style-name="T2">enqueu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" draw:text-style-name="P4" draw:layer="layout" draw:type="curve" svg:x1="12.765cm" svg:y1="9.054cm" svg:x2="15.015cm" svg:y2="9.804cm" draw:start-shape="id5" draw:start-glue-point="2" draw:end-shape="id6" draw:end-glue-point="3" svg:d="M12765 9054c0 500 750 750 2250 750" svg:viewBox="0 0 2251 751">
              <text:p/>
            </draw:connector>
            <draw:custom-shape draw:style-name="gr13" draw:text-style-name="P3" xml:id="id5" draw:id="id5" draw:layer="layout" svg:width="1.5cm" svg:height="1.5cm" svg:x="12.015cm" svg:y="7.554cm">
              <text:p text:style-name="P2"><text:span text:style-name="T2">B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4" draw:text-style-name="P3" draw:layer="layout" svg:width="1.5cm" svg:height="1.5cm" svg:x="15.025cm" svg:y="11.945cm">
            <text:p text:style-name="P2"><text:span text:style-name="T2">C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1.5cm" svg:height="1.5cm" svg:x="16.525cm" svg:y="11.945cm">
            <text:p text:style-name="P2"><text:span text:style-name="T2">B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1.5cm" svg:height="1.5cm" svg:x="18.025cm" svg:y="11.945cm">
            <text:p text:style-name="P2"><text:span text:style-name="T2">A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" draw:layer="layout" svg:width="1.5cm" svg:height="1.5cm" svg:x="13.525cm" svg:y="11.945cm">
            <text:p text:style-name="P2"><text:span text:style-name="T2">D 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0.668cm" svg:height="1.5cm" svg:x="10.175cm" svg:y="8.341cm">
            <text:p text:style-name="P2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0.668cm" svg:height="1.5cm" svg:x="10.179cm" svg:y="11.946cm">
            <text:p text:style-name="P2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custom-shape draw:style-name="gr20" draw:text-style-name="P3" draw:layer="layout" svg:width="3.185cm" svg:height="0.827cm" svg:x="15.63cm" svg:y="8.861cm">
            <text:p text:style-name="P2"><text:span text:style-name="T2">de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" draw:layer="layout" svg:width="1.5cm" svg:height="1.5cm" svg:x="10.886cm" svg:y="9.139cm">
            <text:p text:style-name="P2"><text:span text:style-name="T2">D 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5cm" svg:height="1.5cm" svg:x="12.386cm" svg:y="9.139cm">
            <text:p text:style-name="P2"><text:span text:style-name="T2">C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xml:id="id7" draw:id="id7" draw:layer="layout" svg:width="1.5cm" svg:height="1.5cm" svg:x="13.886cm" svg:y="9.139cm">
            <text:p text:style-name="P2"><text:span text:style-name="T2">B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xml:id="id8" draw:id="id8" draw:layer="layout" svg:width="1.5cm" svg:height="1.5cm" svg:x="16.886cm" svg:y="10.639cm">
            <text:p text:style-name="P2"><text:span text:style-name="T2">A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draw:type="curve" svg:x1="15.386cm" svg:y1="9.889cm" svg:x2="17.636cm" svg:y2="10.639cm" draw:start-shape="id7" draw:start-glue-point="1" draw:end-shape="id8" draw:end-glue-point="0" svg:d="M15386 9889c1500 0 2250 250 2250 750" svg:viewBox="0 0 2251 75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9T16:28:02.580000000</dc:date>
    <meta:editing-duration>P2DT9H53M6S</meta:editing-duration>
    <meta:editing-cycles>162</meta:editing-cycles>
    <meta:generator>LibreOffice/6.4.5.2$Windows_X86_64 LibreOffice_project/a726b36747cf2001e06b58ad5db1aa3a9a1872d6</meta:generator>
    <meta:document-statistic meta:object-count="31"/>
  </office:meta>
</office:document-meta>
</file>